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Monospace" officeooo:paragraph-rsid="00163e38"/>
    </style:style>
    <style:style style:name="P2" style:family="paragraph" style:parent-style-name="Text_20_body">
      <style:text-properties style:font-name="Monospace" fo:font-weight="bold" officeooo:paragraph-rsid="00163e38" style:font-weight-asian="bold" style:font-weight-complex="bold"/>
    </style:style>
    <style:style style:name="P3" style:family="paragraph" style:parent-style-name="Text_20_body">
      <style:text-properties style:font-name="Monospace" fo:font-weight="bold" officeooo:rsid="00163e38" officeooo:paragraph-rsid="00163e38" style:font-weight-asian="bold" style:font-weight-complex="bold"/>
    </style:style>
    <style:style style:name="P4" style:family="paragraph" style:parent-style-name="Text_20_body">
      <style:paragraph-properties fo:margin-top="0cm" fo:margin-bottom="0.212cm" loext:contextual-spacing="false"/>
      <style:text-properties style:font-name="Monospace" fo:font-size="12pt" officeooo:paragraph-rsid="00163e38" style:font-size-asian="12pt" style:font-size-complex="12pt"/>
    </style:style>
    <style:style style:name="P5" style:family="paragraph" style:parent-style-name="Text_20_body">
      <style:paragraph-properties fo:margin-left="2.501cm" fo:margin-right="0cm" fo:text-indent="0cm" style:auto-text-indent="false"/>
      <style:text-properties style:font-name="Monospace" fo:font-weight="bold" officeooo:paragraph-rsid="00163e38" style:font-weight-asian="bold" style:font-weight-complex="bold"/>
    </style:style>
    <style:style style:name="P6" style:family="paragraph" style:parent-style-name="Standard">
      <style:text-properties style:font-name="Monospace"/>
    </style:style>
    <style:style style:name="P7" style:family="paragraph" style:parent-style-name="Standard">
      <style:text-properties style:font-name="Monospace" fo:font-size="12pt" officeooo:paragraph-rsid="00183a7b" style:font-size-asian="12pt" style:font-size-complex="12pt"/>
    </style:style>
    <style:style style:name="P8" style:family="paragraph" style:parent-style-name="Standard">
      <style:text-properties style:font-name="Monospace" fo:font-size="12pt" fo:font-weight="normal" officeooo:rsid="00183a7b" officeooo:paragraph-rsid="00183a7b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Monospace" fo:font-size="12pt" fo:font-weight="normal" officeooo:paragraph-rsid="00183a7b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Monospace" officeooo:paragraph-rsid="00183a7b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style:font-name="Monospace" fo:font-weight="bold" officeooo:paragraph-rsid="00183a7b" style:font-weight-asian="bold" style:font-weight-complex="bold"/>
    </style:style>
    <style:style style:name="P12" style:family="paragraph" style:parent-style-name="Preformatted_20_Text">
      <style:text-properties style:font-name="Monospace" fo:font-size="15pt" fo:font-weight="bold" officeooo:rsid="00183a7b" officeooo:paragraph-rsid="00183a7b" style:font-size-asian="15pt" style:font-weight-asian="bold" style:font-size-complex="15pt" style:font-weight-complex="bold"/>
    </style:style>
    <style:style style:name="P13" style:family="paragraph" style:parent-style-name="Preformatted_20_Text">
      <style:text-properties style:font-name="Monospace" officeooo:paragraph-rsid="00163e38"/>
    </style:style>
    <style:style style:name="P14" style:family="paragraph" style:parent-style-name="Preformatted_20_Text">
      <style:text-properties style:font-name="Monospace" officeooo:rsid="00183a7b" officeooo:paragraph-rsid="00183a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e38" style:font-weight-asian="bold" style:font-weight-complex="bold"/>
    </style:style>
    <style:style style:name="T3" style:family="text">
      <style:text-properties fo:font-weight="bold" officeooo:rsid="00183a7b" style:font-weight-asian="bold" style:font-weight-complex="bold"/>
    </style:style>
    <style:style style:name="T4" style:family="text">
      <style:text-properties officeooo:rsid="00163e38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weight="normal" officeooo:rsid="00100b14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63e38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83a7b" style:font-size-asian="10pt" style:font-weight-asian="normal" style:font-size-complex="10pt" style:font-weight-complex="normal"/>
    </style:style>
    <style:style style:name="T10" style:family="text">
      <style:text-properties officeooo:rsid="0016dd40"/>
    </style:style>
    <style:style style:name="T11" style:family="text">
      <style:text-properties officeooo:rsid="00183a7b"/>
    </style:style>
    <style:style style:name="T12" style:family="text">
      <style:text-properties officeooo:rsid="001885d2"/>
    </style:style>
    <style:style style:name="T13" style:family="text">
      <style:text-properties officeooo:rsid="001920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me together</text:p>
      <text:p text:style-name="P13"><text:span text:style-name="T7">1</text:span><text:span text:style-name="T8">9</text:span><text:span text:style-name="T9">6</text:span><text:span text:style-name="T8">9 </text:span><text:span text:style-name="T9">Beatles</text:span><text:span text:style-name="T8">. </text:span><text:span text:style-name="T9">Geschrieben für Tim Leary (LSD- Father). He didnt use the song for his campaign. </text:span><text:span text:style-name="T8"><text:line-break/></text:span></text:p>
      <text:p text:style-name="P14"><text:span text:style-name="T6">C</text:span><text:span text:style-name="T8"> </text:span><text:span text:style-name="T6">(Original in D)<text:tab/><text:tab/><text:tab/><text:tab/><text:tab/><text:tab/><text:tab/><text:tab/><text:tab/><text:tab/>165</text:span></text:p>
      <text:p text:style-name="P13"><text:span text:style-name="T8"/></text:p>
      <text:p text:style-name="P8">C</text:p>
      <text:p text:style-name="P9"><text:span text:style-name="T4">Here come old flat top<text:line-break/>He come groovin' up slowly<text:line-break/>He got joo joo eyeballs<text:line-break/>He one holy roller</text:span></text:p>
      <text:p text:style-name="P9"><text:span text:style-name="T4"><text:s text:c="8"/>G <text:s text:c="19"/>F<text:line-break/>He got hair down to his knee<text:line-break/>Got to be a joker <text:s text:c="9"/>C<text:line-break/>He just do what he please</text:span></text:p>
      <text:p text:style-name="P7"><text:span text:style-name="T2"/></text:p>
      <text:p text:style-name="P10">He wear no shoeshine<text:line-break/>He got toe jam football<text:line-break/>He got monkey finger<text:line-break/>He shoot Coca-Cola<text:line-break/>He say I know you, you know me<text:line-break/>One thing I can tell you is<text:line-break/>You got to be free</text:p>
      <text:p text:style-name="P11"/>
      <text:p text:style-name="P11"><text:s text:c="6"/><text:span text:style-name="T12">A <text:s text:c="8"/>G <text:s text:c="4"/>F <text:s/>G <text:s text:c="6"/>C</text:span><text:line-break/>Come together, right now - Over me</text:p>
      <text:p text:style-name="P10"/>
      <text:p text:style-name="P10">He bad production<text:line-break/>He got walrus gumboot<text:line-break/>He got Ono sideboard<text:line-break/>He one spinal cracker<text:line-break/>He got feet down below his knee<text:line-break/>Hold you in his armchair<text:line-break/>You can feel his disease</text:p>
      <text:p text:style-name="P10"><text:line-break/><text:tab/><text:tab/><text:span text:style-name="T3">Chorus</text:span></text:p>
      <text:p text:style-name="P10"/>
      <text:p text:style-name="P10">He roller coaster<text:line-break/>He got early warning<text:line-break/>He got muddy water<text:line-break/>He one Mojo filter<text:line-break/>He say one and one and one is three<text:line-break/>Got to be good looking<text:line-break/>'Cause he's so hard to see</text:p>
      <text:p text:style-name="P10"><text:line-break/><text:span text:style-name="T1"><text:tab/><text:tab/></text:span><text:span text:style-name="T3">Chorus</text:span></text:p>
      <text:p text:style-name="P10"/>
      <text:p text:style-name="P6">Come together, yeah <text:span text:style-name="T13">(ca 9x)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4-05-11T17:16:12</meta:creation-date>
    <dc:date>2018-07-30T22:35:18.106825310</dc:date>
    <dc:creator>benutzer </dc:creator>
    <meta:editing-duration>PT4H2M2S</meta:editing-duration>
    <meta:editing-cycles>19</meta:editing-cycles>
    <meta:generator>LibreOffice/5.1.6.2$Linux_X86_64 LibreOffice_project/10m0$Build-2</meta:generator>
    <meta:printed-by>benutzer </meta:printed-by>
    <meta:print-date>2018-07-30T22:35:15.942506929</meta:print-date>
    <meta:document-statistic meta:table-count="0" meta:image-count="0" meta:object-count="0" meta:page-count="1" meta:paragraph-count="13" meta:word-count="186" meta:character-count="949" meta:non-whitespace-character-count="697"/>
  </office:meta>
</office:document-meta>
</file>